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7a00" officeooo:paragraph-rsid="00067a00"/>
    </style:style>
    <style:style style:name="P2" style:family="paragraph" style:parent-style-name="Standard">
      <style:text-properties officeooo:rsid="00083575" officeooo:paragraph-rsid="00083575"/>
    </style:style>
    <style:style style:name="P3" style:family="paragraph" style:parent-style-name="Standard">
      <style:text-properties officeooo:paragraph-rsid="00093bfa"/>
    </style:style>
    <style:style style:name="P4" style:family="paragraph" style:parent-style-name="Standard">
      <style:text-properties officeooo:rsid="00067a00" officeooo:paragraph-rsid="00067a00"/>
    </style:style>
    <style:style style:name="T1" style:family="text">
      <style:text-properties officeooo:rsid="00093bf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ristocrat interview<text:line-break/><text:line-break/></text:p>
      <text:p text:style-name="P1">Added the Image from ‘<text:a xlink:type="simple" xlink:href="https://www.freepik.com/free-vector/abstract-geometric-elements-set-vector_3585498.htm#query=circular-pattern&amp;position=9" text:style-name="Internet_20_link" text:visited-style-name="Visited_20_Internet_20_Link">https://www.freepik.com/free-vector/abstract-geometric-elements-set-vector_3585498.htm#query=circular-pattern&amp;position=9</text:a>’</text:p>
      <text:p text:style-name="P1"/>
      <text:p text:style-name="P1">Added ‘<text:a xlink:type="simple" xlink:href="https://www.freepik.com/free-vector/abstract-geometric-elements-set-vector_3780547.htm" text:style-name="Internet_20_link" text:visited-style-name="Visited_20_Internet_20_Link">https://www.freepik.com/free-vector/abstract-geometric-elements-set-vector_3780547.htm</text:a>’</text:p>
      <text:p text:style-name="P1"/>
      <text:p text:style-name="P2">added image ‘<text:a xlink:type="simple" xlink:href="https://i1.wp.com/css-tricks.com/wp-content/uploads/2014/03/conic-gradient-color-wheel.png?resize=1536%2C768&amp;ssl=1" text:style-name="Internet_20_link" text:visited-style-name="Visited_20_Internet_20_Link">https://i1.wp.com/css-tricks.com/wp-content/uploads/2014/03/conic-gradient-color-wheel.png?resize=1536%2C768&amp;ssl=1</text:a>’</text:p>
      <text:p text:style-name="P2"/>
      <text:p text:style-name="P3"><text:span text:style-name="T1">Added asset ‘[</text:span>Anchor Snap<text:span text:style-name="T1">](https://assetstore.unity.com/packages/tools/gui/anchor-snap-78730)’</text:span>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10T16:01:54.874000000</meta:creation-date>
    <dc:date>2020-10-10T20:44:48.428000000</dc:date>
    <meta:editing-duration>PT4H57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5" meta:word-count="16" meta:character-count="481" meta:non-whitespace-character-count="468"/>
  </office:meta>
</office:document-meta>
</file>